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Pereira Mende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Shevat 16</text:p>
      <text:p text:style-name="P5">Date (derived from Gregorian calendar)<text:tab/>January 31, 1896</text:p>
      <text:p text:style-name="P5">Month<text:tab/><text:tab/><text:tab/><text:tab/><text:tab/><text:tab/>January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313 W 30./</text:p>
      <text:p text:style-name="P3">New Yk./</text:p>
      <text:p text:style-name="P3">[Hebrew]/</text:p>
      <text:p text:style-name="P3">Shevat 16./</text:p>
      <text:p text:style-name="P2">Rev S Morais/</text:p>
      <text:p text:style-name="P2"><text:tab/>Rev and Dear Sir/</text:p>
      <text:p text:style-name="P2"><text:tab/><text:tab/>The President of my con-/gregation desires me to extend an/ invitation officially to you to preach in/ our Synagogue [Hebrew], Shebat 24th./</text:p>
      <text:p text:style-name="P2"><text:tab/>I need not say that I unite with/ him and hope to have the pleasure/ of meeting you next Friday./</text:p>
      <text:p text:style-name="P2"><text:tab/>Of course we shall issue/ notices, to the congregation, so kindly/ inform me at your earliest convenience/ whether we shall expect you./ <text:s/>Vry truly yrs/ H Pereira Mendes/ Minister K. K. S. I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4:17:42.35</meta:creation-date>
    <meta:document-statistic meta:table-count="0" meta:image-count="0" meta:object-count="0" meta:page-count="2" meta:paragraph-count="69" meta:word-count="258" meta:character-count="1776"/>
    <dc:date>2012-01-04T14:24:49.56</dc:date>
    <dc:creator>Penn Libraries</dc:creator>
    <meta:editing-duration>PT00H07M07S</meta:editing-duration>
    <meta:editing-cycles>1</meta:editing-cycles>
    <meta:generator>OpenOffice.org/3.2$Win32 OpenOffice.org_project/320m12$Build-9483</meta:generator>
  </office:meta>
</office:document-meta>
</file>